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pt" fo:country="BR"/>
    </style:style>
    <style:style style:name="P4" style:family="paragraph" style:parent-style-name="Standard" style:list-style-name="L1">
      <style:paragraph-properties fo:text-align="start" style:justify-single-word="false"/>
      <style:text-properties fo:language="pt" fo:country="BR"/>
    </style:style>
    <style:style style:name="P5" style:family="paragraph" style:parent-style-name="Standard" style:list-style-name="L2">
      <style:paragraph-properties fo:text-align="start" style:justify-single-word="false"/>
      <style:text-properties fo:language="pt" fo:country="BR"/>
    </style:style>
    <style:style style:name="P6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Heading_20_2">
      <style:text-properties fo:language="pt" fo:country="BR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0% 100%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7" text:outline-level="1"><text:bookmark-start text:name="__RefHeading__28434_1995092607"/>Introdução<text:bookmark-end text:name="__RefHeading__28434_1995092607"/></text:h>
      <text:p text:style-name="P1"><text:tab/>Devido à necessidade sempre crescente da capacidade de transmissão de dados, é importante desenvolver formas de transmitir dados em distâncias maiores, utilizando menos energia e com maior confiabilidade. Uma forma direta de atingir isso é a de instalação de novos links óticos, mas essa solução além de cara é limitada pelas tecnologias existentes. Nesse contexto um objetivo claro nas pesquisas na área de transmissão ótica é o de aumento na capacidade de taxa e de distância de transmissão em links óticos sem repetição, <text:s/>mas o aumento nessas capacidades vem ao custo do aumento de efeitos não-lineares no sinal transmitido. Existem técnicas bem conhecidas para mitigar esses efeitos como a de manipulação do espectro em frequência <text:reference-mark-start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<text:span text:style-name="T1">(Xu et al. 2013)</text:span><text:reference-mark-end text:name="ADDIN CSL_CITATION {&quot;mendeley&quot;: {&quot;plainTextFormattedCitation&quot;: &quot;(Xu et al. 2013)&quot;, &quot;previously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4puxChkMAT"/>⁠, mas é um desafio colocá-las em prática de forma eficiente.</text:p>
      <text:p text:style-name="P1"/>
      <text:p text:style-name="P1"><text:tab/>Para atacar esse problema fo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Utilizando um processador embarcado o sistema se comunica com o receptor para adquirir a medida da <text:span text:style-name="T2">BER (bit error rati</text:span><text:span text:style-name="T3">o) e alimentar um algorítimo evolutivo para adaptar o POF para a configuração ótima naquele link.</text:span></text:p>
      <text:p text:style-name="P1"/>
      <text:p text:style-name="P1"><text:tab/>O projeto foi testado utilizando um set-up experimental como pode ser visto em <office:annotation><dc:creator>Juliano </dc:creator><dc:date>2015-07-01T13:59:55</dc:date><text:p text:style-name="P9"><text:span text:style-name="T4">Inserir figura do sistema</text:span></text:p></office:annotation>figura, que funciona da seguinte forma:</text:p>
      <text:p text:style-name="P1"/>
      <text:p text:style-name="P1"><text:tab/>Um sinal é lançado pelo transponder (TX) </text:p>
      <text:p text:style-name="P1"><text:tab/>ele passa por um filtro configurável (POF)</text:p>
      <text:p text:style-name="P1"><text:tab/>percorre 300 km de fibra simulando uma transmissão real </text:p>
      <text:p text:style-name="P1"><text:tab/>é recebido pelo transponder (RX)</text:p>
      <text:p text:style-name="P1"/>
      <text:p text:style-name="P1"><text:tab/>A partir disso, um processador que se comunica com o transponder para obter a BER e com o POF e utiliza um algoritmo evolutivo para determinar o perfil do filtro(indivíduo) e a BER(função objetivo) para otimizar a transferência de dados. </text:p>
      <text:p text:style-name="P1"/>
      <text:p text:style-name="P1"><text:tab/>O objetivo final da implementação nesse sistema é de implementação desse filtro para a otimização de uma grade de canais completa da banda C, mas a implementação atualmente completa, que será discutida nesse documento é para a otimização de apenas um canal ótico.</text:p>
      <text:p text:style-name="P1"><text:tab/>Vários outros detalhes de implementação desse projeto vão ser discutidos ao longo desse documento, mas para uma descrição mais detalhada das motivações e detalhes de implementação por favor refira-se a <text:reference-mark-start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(Diniz et al. 2015)</text:span><text:reference-mark-end text:name="ADDIN CSL_CITATION {&quot;mendeley&quot;: {&quot;plainText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3AKSlywwpl"/><text:span text:style-name="T1">, </text:span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><text:soft-page-break/></text:p>
      <text:p text:style-name="P1"/>
      <text:p text:style-name="P1"/>
      <text:p text:style-name="P1"/>
      <text:p text:style-name="P1"/>
      <text:h text:style-name="P8" text:outline-level="2"><text:bookmark-start text:name="__RefHeading__28635_1995092607"/>Objetivo<text:bookmark-end text:name="__RefHeading__28635_1995092607"/></text:h>
      <text:p text:style-name="P1"/>
      <text:p text:style-name="P1"><text:tab/>Durante a implementação do <office:annotation><dc:creator>Juliano </dc:creator><dc:date>2015-07-01T14:21:59</dc:date><text:p text:style-name="P9"><text:span text:style-name="T5">Escolher um nome para se referir, GASO?</text:span></text:p></office:annotation>projeto descrito o algorítimo utilizado foi um algorítimo genético simples, implementado utilizando o framework <office:annotation><dc:creator>Juliano </dc:creator><dc:date>2015-07-01T14:23:44</dc:date><text:p text:style-name="P9"><text:span text:style-name="T4">Inserir link para a biblioteca e bibliografia</text:span></text:p></office:annotation>paradiseo. O objetivo do trabalho realizado foi analisar outras opções de algoritmos, compará-los e, se possível, melhorar a implementação atual. </text:p>
      <text:p text:style-name="P1"/>
      <text:p text:style-name="P1">Portanto para a realização desse trabalho os seguintes objetivos foram estabelecidos:</text:p>
      <text:p text:style-name="P1"/>
      <text:list xml:id="list406850067" text:style-name="L3">
        <text:list-item>
          <text:p text:style-name="P6">Estudar o problema em questão,</text:p>
        </text:list-item>
        <text:list-item>
          <text:p text:style-name="P6">Revisar a o trabalho já realizado</text:p>
        </text:list-item>
        <text:list-item>
          <text:p text:style-name="P6">Revisar a bibliografia utilizada.</text:p>
        </text:list-item>
        <text:list-item>
          <text:p text:style-name="P6">Familiarizar-se com o setup experimental</text:p>
        </text:list-item>
      </text:list>
      <text:p text:style-name="P1"/>
      <text:list xml:id="list704474865" text:continue-numbering="true" text:style-name="L3">
        <text:list-item>
          <text:p text:style-name="P6">Estudar computação evolutiva,</text:p>
        </text:list-item>
        <text:list-item>
          <text:p text:style-name="P6">Escolher diferentes algorítimos para abordar o problema em questão</text:p>
        </text:list-item>
        <text:list-item>
          <text:p text:style-name="P6">Implementar, validar e comparar os algorítimos em testes computacionais</text:p>
        </text:list-item>
        <text:list-item>
          <text:p text:style-name="P6">Incorporar o trabalho feito no software embarcado</text:p>
        </text:list-item>
        <text:list-item>
          <text:p text:style-name="P6">Realizar experimentos e comparar os resultados obtidos</text:p>
        </text:list-item>
      </text:list>
      <text:p text:style-name="P1"/>
      <text:p text:style-name="P1"/>
      <text:p text:style-name="P1"/>
      <text:h text:style-name="P8" text:outline-level="2"><text:bookmark-start text:name="__RefHeading__28637_1995092607"/>Metodologia<text:bookmark-end text:name="__RefHeading__28637_1995092607"/></text:h>
      <text:p text:style-name="P1"/>
      <text:p text:style-name="P1"><text:tab/>Para realizar uma análise dos algoritmos é preciso levar em conta um aspecto importante do projeto. Na execução do algoritmo cada avaliação da função objetivo requer a configuração no POF do espectro como um todo, o que leva em torno de 20 segundos. Portanto cada avaliação é muito cara e uma execução completa do algoritmo deveria minimizar ao máximo o número de avaliações.</text:p>
      <text:p text:style-name="P1"/>
      <text:p text:style-name="P1"><text:tab/>Em Heurísticas populacionais, devido ao número muito baixo de avaliações a qualidade das execuções podem ficar muito sujeitas aos parâmetros de execução e à topologia do problema. Por exemplo, a diferença entre o set-up experimental e execução em campo pode ser bem diferente do esperado.</text:p>
      <text:p text:style-name="P1"/>
      <text:p text:style-name="P1"><text:tab/>A partir disso foram decididos que dois outros algoritmos seriam comparados com a implementação original por possuírem estratégias de busca bem distintas. Foram analisados os seguintes algoritmos:</text:p>
      <text:list xml:id="list16572077821" text:style-name="L1">
        <text:list-item>
          <text:p text:style-name="P4">GA Canônico</text:p>
        </text:list-item>
        <text:list-item>
          <text:p text:style-name="P4"><text:soft-page-break/>Evolução Diferencial</text:p>
        </text:list-item>
        <text:list-item>
          <text:p text:style-name="P4">Opt-aiNet</text:p>
        </text:list-item>
      </text:list>
      <text:p text:style-name="P1"/>
      <text:p text:style-name="P1"><text:tab/>Cada algoritmo foi testado da seguinte forma:</text:p>
      <text:list xml:id="list21062399311" text:style-name="L2">
        <text:list-item>
          <text:p text:style-name="P5">Foram utilizadas 4 funções de teste de topologias distintas, apresentadas a seguir.</text:p>
        </text:list-item>
        <text:list-item>
          <text:p text:style-name="P5">Foram testados vários parâmetros de execução para cada algoritmo.</text:p>
        </text:list-item>
        <text:list-item>
          <text:p text:style-name="P5">Foi tirada a média de 20 execuções distintas para cada instância.</text:p>
        </text:list-item>
      </text:list>
      <text:p text:style-name="P1"/>
      <text:p text:style-name="P1"><text:tab/>Após colher o resultado para condição de parada em 60 e 200 avaliações os resultados de cada configuração foram rankeados.</text:p>
      <text:p text:style-name="P1"><text:tab/>A soma dos rankings foi utilizada para escolher qual a configuração mais estável para cada algoritmo e essa configuração foi utilizada no setup-experimental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06T10:35:06</dc:date>
    <dc:creator>Juliano </dc:creator>
    <meta:editing-duration>P1DT23H30M32S</meta:editing-duration>
    <meta:editing-cycles>122</meta:editing-cycles>
    <meta:generator>LibreOffice/3.5$Linux_X86_64 LibreOffice_project/350m1$Build-2</meta:generator>
    <meta:document-statistic meta:table-count="0" meta:image-count="0" meta:object-count="0" meta:page-count="3" meta:paragraph-count="36" meta:word-count="720" meta:character-count="4635" meta:non-whitespace-character-count="3939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